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063in"/>
    </style:style>
    <style:style style:name="co3" style:family="table-column">
      <style:table-column-properties fo:break-before="auto" style:column-width="1.9047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1.2374in"/>
    </style:style>
    <style:style style:name="co6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6.102in"/>
    </style:style>
    <style:style style:name="co8" style:family="table-column">
      <style:table-column-properties fo:break-before="auto" style:column-width="4.5417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0126in"/>
    </style:style>
    <style:style style:name="co11" style:family="table-column">
      <style:table-column-properties fo:break-before="auto" style:column-width="2.8083in"/>
    </style:style>
    <style:style style:name="co12" style:family="table-column">
      <style:table-column-properties fo:break-before="auto" style:column-width="2.2382in"/>
    </style:style>
    <style:style style:name="co13" style:family="table-column">
      <style:table-column-properties fo:break-before="auto" style:column-width="2.0445in"/>
    </style:style>
    <style:style style:name="co14" style:family="table-column">
      <style:table-column-properties fo:break-before="auto" style:column-width="5.4453in"/>
    </style:style>
    <style:style style:name="co15" style:family="table-column">
      <style:table-column-properties fo:break-before="auto" style:column-width="8.4807in"/>
    </style:style>
    <style:style style:name="co16" style:family="table-column">
      <style:table-column-properties fo:break-before="auto" style:column-width="2.228in"/>
    </style:style>
    <style:style style:name="co17" style:family="table-column">
      <style:table-column-properties fo:break-before="auto" style:column-width="2.1201in"/>
    </style:style>
    <style:style style:name="co18" style:family="table-column">
      <style:table-column-properties fo:break-before="auto" style:column-width="1.3236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5173in"/>
    </style:style>
    <style:style style:name="co21" style:family="table-column">
      <style:table-column-properties fo:break-before="auto" style:column-width="1.5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555in solid #000000" style:text-align-source="fix" style:repeat-content="false" fo:border-left="0.0555in solid #000000" fo:padding-bottom="0.0193in" fo:padding-left="0.0138in" fo:padding-right="0.0138in" fo:padding-top="0.0193in" fo:border-right="none" fo:border-top="0.0555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border-bottom="0.0555in solid #000000" style:text-align-source="fix" style:repeat-content="false" fo:border-left="none" fo:padding-bottom="0.0193in" fo:padding-left="0.0138in" fo:padding-right="0.0138in" fo:padding-top="0.0193in" fo:border-right="none" fo:border-top="0.0555in solid #000000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visibility="collapse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04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Sequence #/suffix</text:p>
          </table:table-cell>
          <table:table-cell office:value-type="string">
            <text:p>Hard Drive</text:p>
          </table:table-cell>
          <table:table-cell office:value-type="string">
            <text:p>Calibration File</text:p>
          </table:table-cell>
          <table:table-cell office:value-type="string">
            <text:p>Stimulus</text:p>
          </table:table-cell>
          <table:table-cell office:value-type="string">
            <text:p>Summary:</text:p>
          </table:table-cell>
          <table:table-cell table:number-columns-repeated="5" office:value-type="string">
            <text:p>Good segment</text:p>
          </table:table-cell>
          <table:table-cell office:value-type="string">
            <text:p>Good Segment</text:p>
          </table:table-cell>
          <table:table-cell office:value-type="string">
            <text:p>Good segment</text:p>
          </table:table-cell>
          <table:table-cell office:value-type="string">
            <text:p>Remove</text:p>
          </table:table-cell>
          <table:table-cell office:value-type="string">
            <text:p>Other, shorter seg.</text:p>
          </table:table-cell>
          <table:table-cell office:value-type="string">
            <text:p>Other, shorter seg.</text:p>
          </table:table-cell>
          <table:table-cell office:value-type="string">
            <text:p>Other, shorter seg.</text:p>
          </table:table-cell>
          <table:table-cell office:value-type="string">
            <text:p>Other, shorter seg.</text:p>
          </table:table-cell>
          <table:table-cell office:value-type="string">
            <text:p>Other, shorter seg.</text:p>
          </table:table-cell>
          <table:table-cell office:value-type="string">
            <text:p>Other, shorter seg.</text:p>
          </table:table-cell>
          <table:table-cell table:number-columns-repeated="1004"/>
        </table:table-row>
        <table:table-row table:style-name="ro1">
          <table:table-cell office:value-type="float" office:value="20130506">
            <text:p>20130506</text:p>
          </table:table-cell>
          <table:table-cell office:value-type="string">
            <text:p>S0001_post</text:p>
          </table:table-cell>
          <table:table-cell office:value-type="string">
            <text:p>Matt01/Matt01_B</text:p>
          </table:table-cell>
          <table:table-cell office:value-type="float" office:value="20130510">
            <text:p>20130510</text:p>
          </table:table-cell>
          <table:table-cell office:value-type="string">
            <text:p>rotating drum: 10Hz</text:p>
          </table:table-cell>
          <table:table-cell office:value-type="string">
            <text:p>We would have 7 wing beats in a row, but wings fail to supinate at frame 5475</text:p>
          </table:table-cell>
          <table:table-cell office:value-type="string">
            <text:p>none</text:p>
          </table:table-cell>
          <table:table-cell table:number-columns-repeated="7"/>
          <table:table-cell office:value-type="string">
            <text:p>fr. 5349-5475 (3 wing beats)</text:p>
          </table:table-cell>
          <table:table-cell office:value-type="string">
            <text:p>fr. 5487-5586 (3 wing beats)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0001_steady</text:p>
          </table:table-cell>
          <table:table-cell office:value-type="string">
            <text:p>Matt01/Matt01_B</text:p>
          </table:table-cell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1 good segment: 6 wing beats. (rest of video consisted of 2 good wing beats followed by error.)</text:p>
          </table:table-cell>
          <table:table-cell office:value-type="string">
            <text:p>fr. 3544-3751 (6) </text:p>
          </table:table-cell>
          <table:table-cell table:number-columns-repeated="7"/>
          <table:table-cell office:value-type="string">
            <text:p>fr. 925-1090 (only 4 wing beats)</text:p>
          </table:table-cell>
          <table:table-cell office:value-type="string">
            <text:p>fr. 3253-3400 (only 4 wing beats)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0001_turning</text:p>
          </table:table-cell>
          <table:table-cell office:value-type="string">
            <text:p>Matt01/Matt01_B</text:p>
          </table:table-cell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One Good segment: 10 wing beats.</text:p>
          </table:table-cell>
          <table:table-cell office:value-type="string">
            <text:p>fr. 752-1076 (9) </text:p>
          </table:table-cell>
          <table:table-cell office:value-type="string">
            <text:p>fr. 1139-1532 (11)</text:p>
          </table:table-cell>
          <table:table-cell table:number-columns-repeated="5"/>
          <table:table-cell office:value-type="string">
            <text:p>Loses it at 1100-1133 fr.; loses wing at 1229; loses it at 1304 (wings don't flip); 1340 (wings don't flip)</text:p>
          </table:table-cell>
          <table:table-cell office:value-type="string">
            <text:p>fr. 1136-1280 (4) 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0506">
            <text:p>20130506</text:p>
          </table:table-cell>
          <table:table-cell office:value-type="string">
            <text:p>S0002_post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rotating drum: 10Hz</text:p>
          </table:table-cell>
          <table:table-cell office:value-type="string">
            <text:p>Double checked: no good segment of 5 wing beats or more. (left wing doesn't supinate)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2_pre_trigger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One good segment 6 wing beats</text:p>
          </table:table-cell>
          <table:table-cell office:value-type="string">
            <text:p>fr. 392-554 (6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2_steady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One good segment 9 wing beats</text:p>
          </table:table-cell>
          <table:table-cell office:value-type="string">
            <text:p>fr. 707-1010 (9)</text:p>
          </table:table-cell>
          <table:table-cell table:number-columns-repeated="7"/>
          <table:table-cell office:value-type="string">
            <text:p>fr. 935-1034 (3 wing beat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0002_turning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One good segment: 12 wing beats</text:p>
          </table:table-cell>
          <table:table-cell office:value-type="string">
            <text:p>fr. 2122-2524 (12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0506">
            <text:p>20130506</text:p>
          </table:table-cell>
          <table:table-cell office:value-type="string">
            <text:p>S0003_post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rotating drum: 10Hz</text:p>
          </table:table-cell>
          <table:table-cell office:value-type="string">
            <text:p>double checked; no good segments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3_pre_trigger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no usable segments. Tracker did not track wings during reversal.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3_steady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One Good segment: 24 wing <text:s/>beats!! (3 wing beats before trigger here.)</text:p>
          </table:table-cell>
          <table:table-cell office:value-type="string">
            <text:p>fr. 103-1000 (24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3_turning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One good segment: 8 wing beats.</text:p>
          </table:table-cell>
          <table:table-cell office:value-type="string">
            <text:p>fr. 2146-2293 (8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0506">
            <text:p>20130506</text:p>
          </table:table-cell>
          <table:table-cell office:value-type="string">
            <text:p>S0004_post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rotating drum: 10Hz</text:p>
          </table:table-cell>
          <table:table-cell office:value-type="string">
            <text:p>Left wing alternates from supinating to not supinating. 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4_pre_trigger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Tracker does not flip when left/right wing supinate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4_steady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“ <text:s/>“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4_turning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“ <text:s/>“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0506">
            <text:p>20130506</text:p>
          </table:table-cell>
          <table:table-cell office:value-type="string">
            <text:p>S0005_post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rotating drum: 10Hz</text:p>
          </table:table-cell>
          <table:table-cell office:value-type="string">
            <text:p>Tracker does not flip when animal supinates wings(left wing especially)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5_pre_trigger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“ <text:s/>“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5_steady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“ “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5_turning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“ “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0506">
            <text:p>20130506</text:p>
          </table:table-cell>
          <table:table-cell office:value-type="string">
            <text:p>S0006_post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rotating drum: 10Hz</text:p>
          </table:table-cell>
          <table:table-cell office:value-type="string">
            <text:p>Left wing doesn't track during supination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6_pre_trigger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“ <text:s/>“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6_steady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“ “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6_turning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“ <text:s/>“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0506">
            <text:p>20130506</text:p>
          </table:table-cell>
          <table:table-cell office:value-type="string">
            <text:p>S0007_post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rotating drum: 10Hz</text:p>
          </table:table-cell>
          <table:table-cell office:value-type="string">
            <text:p>Left wing doesn't track during supination</text:p>
          </table:table-cell>
          <table:table-cell office:value-type="string">
            <text:p>none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7_steady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/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7_turning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/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0506">
            <text:p>20130506</text:p>
          </table:table-cell>
          <table:table-cell office:value-type="string">
            <text:p>S0008_post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rotating drum: 10Hz</text:p>
          </table:table-cell>
          <table:table-cell/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8_steady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 office:value-type="string">
            <text:p>handful of good wing beats, but never more than 2 in a row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0008_turning</text:p>
          </table:table-cell>
          <table:table-cell/>
          <table:table-cell office:value-type="float" office:value="20130510">
            <text:p>20130510</text:p>
          </table:table-cell>
          <table:table-cell office:value-type="string">
            <text:p>---</text:p>
          </table:table-cell>
          <table:table-cell/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rren's Data: Tethered</text:p>
          </table:table-cell>
          <table:table-cell table:number-columns-repeated="1023"/>
        </table:table-row>
        <table:table-row table:style-name="ro1">
          <table:table-cell office:value-type="string">
            <text:p>Date</text:p>
          </table:table-cell>
          <table:table-cell office:value-type="string">
            <text:p>Sequence #/suffix</text:p>
          </table:table-cell>
          <table:table-cell office:value-type="string">
            <text:p>Hard Drive</text:p>
          </table:table-cell>
          <table:table-cell office:value-type="string">
            <text:p>Calibration File</text:p>
          </table:table-cell>
          <table:table-cell office:value-type="string">
            <text:p>Stimulus</text:p>
          </table:table-cell>
          <table:table-cell office:value-type="string">
            <text:p>Summary:</text:p>
          </table:table-cell>
          <table:table-cell table:number-columns-repeated="5" office:value-type="string">
            <text:p>Good segment</text:p>
          </table:table-cell>
          <table:table-cell office:value-type="string">
            <text:p>Good Segment</text:p>
          </table:table-cell>
          <table:table-cell office:value-type="string">
            <text:p>Good segment</text:p>
          </table:table-cell>
          <table:table-cell office:value-type="string">
            <text:p>Remove</text:p>
          </table:table-cell>
          <table:table-cell office:value-type="string">
            <text:p>Other, shorter seg.</text:p>
          </table:table-cell>
          <table:table-cell office:value-type="string">
            <text:p>Other, shorter seg.</text:p>
          </table:table-cell>
          <table:table-cell office:value-type="string">
            <text:p>Other, shorter seg.</text:p>
          </table:table-cell>
          <table:table-cell office:value-type="string">
            <text:p>Other, shorter seg.</text:p>
          </table:table-cell>
          <table:table-cell office:value-type="string">
            <text:p>Other, shorter seg.</text:p>
          </table:table-cell>
          <table:table-cell office:value-type="string">
            <text:p>Other, shorter seg.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Preliminary check</text:p>
          </table:table-cell>
          <table:table-cell table:number-columns-repeated="1023"/>
        </table:table-row>
        <table:table-row table:style-name="ro1">
          <table:table-cell office:value-type="float" office:value="20130816">
            <text:p>20130816</text:p>
          </table:table-cell>
          <table:table-cell office:value-type="string">
            <text:p>S0000</text:p>
          </table:table-cell>
          <table:table-cell office:value-type="string">
            <text:p>Darren03/04</text:p>
          </table:table-cell>
          <table:table-cell/>
          <table:table-cell office:value-type="string">
            <text:p>rotating drum: 10Hz</text:p>
          </table:table-cell>
          <table:table-cell office:value-type="string">
            <text:p>all good segments tracked in this sequence occur before <text:s/>trigger: could be wise to run calculations on end of sequence. </text:p>
          </table:table-cell>
          <table:table-cell office:value-type="string">
            <text:p>fr. 151-391 (6 wing beats)</text:p>
          </table:table-cell>
          <table:table-cell office:value-type="string">
            <text:p>fr. 445-685 (6 wing beats)</text:p>
          </table:table-cell>
          <table:table-cell office:value-type="string">
            <text:p>fr. 844-1063 (6 wing beats)</text:p>
          </table:table-cell>
          <table:table-cell table:number-columns-repeated="1015"/>
        </table:table-row>
        <table:table-row table:style-name="ro1">
          <table:table-cell office:value-type="float" office:value="20130822">
            <text:p>20130822</text:p>
          </table:table-cell>
          <table:table-cell office:value-type="string">
            <text:p>S0003</text:p>
          </table:table-cell>
          <table:table-cell office:value-type="string">
            <text:p>Darren03/04</text:p>
          </table:table-cell>
          <table:table-cell/>
          <table:table-cell office:value-type="string">
            <text:p>rotating drum: 10Hz</text:p>
          </table:table-cell>
          <table:table-cell office:value-type="string">
            <text:p>Longest segment of accurate tracking</text:p>
          </table:table-cell>
          <table:table-cell office:value-type="string">
            <text:p>fr. 17 – 2240 (61 wing beats)</text:p>
          </table:table-cell>
          <table:table-cell office:value-type="string">
            <text:p>fr. 2390-2750 (10 wing beats)</text:p>
          </table:table-cell>
          <table:table-cell office:value-type="string">
            <text:p>fr. 3548-3755 (6 wing beats)</text:p>
          </table:table-cell>
          <table:table-cell office:value-type="string">
            <text:p>fr. 3977-4265 (8 wing beats)</text:p>
          </table:table-cell>
          <table:table-cell office:value-type="string">
            <text:p>fr. 4307-4481 (5 wing beats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ystematic Analysis</text:p>
          </table:table-cell>
          <table:table-cell table:number-columns-repeated="1023"/>
        </table:table-row>
        <table:table-row table:style-name="ro1">
          <table:table-cell office:value-type="float" office:value="20130731">
            <text:p>20130731</text:p>
          </table:table-cell>
          <table:table-cell office:value-type="string">
            <text:p>S0001</text:p>
          </table:table-cell>
          <table:table-cell office:value-type="string">
            <text:p>Darren03/04</text:p>
          </table:table-cell>
          <table:table-cell/>
          <table:table-cell office:value-type="string">
            <text:p>rotating drum: 10Hz(?)</text:p>
          </table:table-cell>
          <table:table-cell office:value-type="string">
            <text:p>1 good segment</text:p>
          </table:table-cell>
          <table:table-cell office:value-type="string">
            <text:p>fr. 1676-1922 (8 wing beats)</text:p>
          </table:table-cell>
          <table:table-cell table:number-columns-repeated="1017"/>
        </table:table-row>
        <table:table-row table:style-name="ro1">
          <table:table-cell office:value-type="string">
            <text:p>---</text:p>
          </table:table-cell>
          <table:table-cell office:value-type="string">
            <text:p>S0002</text:p>
          </table:table-cell>
          <table:table-cell office:value-type="string">
            <text:p>Darren03/04</text:p>
          </table:table-cell>
          <table:table-cell/>
          <table:table-cell office:value-type="string">
            <text:p>---</text:p>
          </table:table-cell>
          <table:table-cell office:value-type="string">
            <text:p>3 good segments</text:p>
          </table:table-cell>
          <table:table-cell office:value-type="string">
            <text:p>fr. 4-192 (6 wb)</text:p>
          </table:table-cell>
          <table:table-cell office:value-type="string">
            <text:p>fr. 1837-2030 (6 wb)</text:p>
          </table:table-cell>
          <table:table-cell office:value-type="string">
            <text:p>fr. 2620-2882 (8 wing beats)</text:p>
          </table:table-cell>
          <table:table-cell table:number-columns-repeated="1015"/>
        </table:table-row>
        <table:table-row table:style-name="ro1">
          <table:table-cell office:value-type="string">
            <text:p>---</text:p>
          </table:table-cell>
          <table:table-cell office:value-type="string">
            <text:p>S0003</text:p>
          </table:table-cell>
          <table:table-cell office:value-type="string">
            <text:p>Darren03/04</text:p>
          </table:table-cell>
          <table:table-cell/>
          <table:table-cell office:value-type="string">
            <text:p>---</text:p>
          </table:table-cell>
          <table:table-cell office:value-type="string">
            <text:p>1 good segment</text:p>
          </table:table-cell>
          <table:table-cell office:value-type="string">
            <text:p>fr. 188-335 (5 wb)</text:p>
          </table:table-cell>
          <table:table-cell table:number-columns-repeated="1017"/>
        </table:table-row>
        <table:table-row table:style-name="ro1">
          <table:table-cell office:value-type="string">
            <text:p>---</text:p>
          </table:table-cell>
          <table:table-cell office:value-type="string">
            <text:p>S0004</text:p>
          </table:table-cell>
          <table:table-cell office:value-type="string">
            <text:p>Darren03/04</text:p>
          </table:table-cell>
          <table:table-cell/>
          <table:table-cell office:value-type="string">
            <text:p>---</text:p>
          </table:table-cell>
          <table:table-cell office:value-type="string">
            <text:p>1 good segment</text:p>
          </table:table-cell>
          <table:table-cell office:value-type="string">
            <text:p>fr. 619-825 (6 wb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0801">
            <text:p>20130801</text:p>
          </table:table-cell>
          <table:table-cell office:value-type="string">
            <text:p>S0001</text:p>
          </table:table-cell>
          <table:table-cell office:value-type="string">
            <text:p>Darren03/04</text:p>
          </table:table-cell>
          <table:table-cell/>
          <table:table-cell office:value-type="string">
            <text:p>rotating drum: 10Hz</text:p>
          </table:table-cell>
          <table:table-cell office:value-type="string">
            <text:p>no good segments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>
            <text:p>---</text:p>
          </table:table-cell>
          <table:table-cell office:value-type="string">
            <text:p>S0003</text:p>
          </table:table-cell>
          <table:table-cell office:value-type="string">
            <text:p>Darren03/04</text:p>
          </table:table-cell>
          <table:table-cell/>
          <table:table-cell office:value-type="string">
            <text:p>---</text:p>
          </table:table-cell>
          <table:table-cell office:value-type="string">
            <text:p>no good segments</text:p>
          </table:table-cell>
          <table:table-cell office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>
            <text:p>---</text:p>
          </table:table-cell>
          <table:table-cell office:value-type="string">
            <text:p>S0005</text:p>
          </table:table-cell>
          <table:table-cell office:value-type="string">
            <text:p>Darren03/04</text:p>
          </table:table-cell>
          <table:table-cell/>
          <table:table-cell office:value-type="string">
            <text:p>---</text:p>
          </table:table-cell>
          <table:table-cell office:value-type="string">
            <text:p>2 segments: both post trigger </text:p>
          </table:table-cell>
          <table:table-cell office:value-type="string">
            <text:p>580-767 (5 wb)</text:p>
          </table:table-cell>
          <table:table-cell office:value-type="string">
            <text:p>fr. 2271-2474 (5 wb)</text:p>
          </table:table-cell>
          <table:table-cell office:value-type="string">
            <text:p>3050-3350 (none)</text:p>
          </table:table-cell>
          <table:table-cell table:number-columns-repeated="1015"/>
        </table:table-row>
        <table:table-row table:style-name="ro1">
          <table:table-cell office:value-type="string">
            <text:p>---</text:p>
          </table:table-cell>
          <table:table-cell office:value-type="string">
            <text:p>S0006</text:p>
          </table:table-cell>
          <table:table-cell office:value-type="string">
            <text:p>Darren03/04</text:p>
          </table:table-cell>
          <table:table-cell/>
          <table:table-cell office:value-type="string">
            <text:p>---</text:p>
          </table:table-cell>
          <table:table-cell office:value-type="string">
            <text:p>1 good segment: post trigger</text:p>
          </table:table-cell>
          <table:table-cell office:value-type="string">
            <text:p>fr. 1463-1721 (7 wb)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0807">
            <text:p>20130807</text:p>
          </table:table-cell>
          <table:table-cell office:value-type="string">
            <text:p>S0004</text:p>
          </table:table-cell>
          <table:table-cell office:value-type="string">
            <text:p>Darren03/04</text:p>
          </table:table-cell>
          <table:table-cell/>
          <table:table-cell office:value-type="string">
            <text:p>rotating drum: 5Hz</text:p>
          </table:table-cell>
          <table:table-cell office:value-type="string">
            <text:p>no good segments. Largest number of wing beats in a row is 4.</text:p>
          </table:table-cell>
          <table:table-cell table:number-columns-repeated="1018"/>
        </table:table-row>
        <table:table-row table:style-name="ro1">
          <table:table-cell office:value-type="string">
            <text:p>---</text:p>
          </table:table-cell>
          <table:table-cell office:value-type="string">
            <text:p>S0007</text:p>
          </table:table-cell>
          <table:table-cell office:value-type="string">
            <text:p>Darren03/04</text:p>
          </table:table-cell>
          <table:table-cell/>
          <table:table-cell office:value-type="string">
            <text:p>---</text:p>
          </table:table-cell>
          <table:table-cell office:value-type="string">
            <text:p>no good segments: One wing never fully rotates</text:p>
          </table:table-cell>
          <table:table-cell table:number-columns-repeated="1018"/>
        </table:table-row>
        <table:table-row table:style-name="ro1">
          <table:table-cell office:value-type="string">
            <text:p>---</text:p>
          </table:table-cell>
          <table:table-cell office:value-type="string">
            <text:p>S0008</text:p>
          </table:table-cell>
          <table:table-cell office:value-type="string">
            <text:p>Darren03/04</text:p>
          </table:table-cell>
          <table:table-cell/>
          <table:table-cell office:value-type="string">
            <text:p>---</text:p>
          </table:table-cell>
          <table:table-cell office:value-type="string">
            <text:p>1 good segment. Just after the trigger</text:p>
          </table:table-cell>
          <table:table-cell office:value-type="string">
            <text:p>fr. 291-437 (5 wing beats)</text:p>
          </table:table-cell>
          <table:table-cell table:number-columns-repeated="1017"/>
        </table:table-row>
        <table:table-row table:style-name="ro3">
          <table:table-cell office:value-type="string">
            <text:p>---</text:p>
          </table:table-cell>
          <table:table-cell office:value-type="string">
            <text:p>S0009</text:p>
          </table:table-cell>
          <table:table-cell office:value-type="string">
            <text:p>Darren03/04</text:p>
          </table:table-cell>
          <table:table-cell/>
          <table:table-cell office:value-type="string">
            <text:p>---</text:p>
          </table:table-cell>
          <table:table-cell office:value-type="string">
            <text:p>no good segments 1<text:span text:style-name="T1">st</text:span> 200 frames; running calculations on these to track remaining 3000+ fram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30808">
            <text:p>20130808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12/19/2013</text:date>, <text:time>14:3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</meta:initial-creator>
    <meta:creation-date>2013-10-17T13:39:26</meta:creation-date>
    <dc:date>2013-12-19T14:30:25</dc:date>
    <dc:creator>matt </dc:creator>
    <meta:editing-duration>PT239H06M08S</meta:editing-duration>
    <meta:editing-cycles>75</meta:editing-cycles>
    <meta:generator>OpenOffice.org/3.2$Linux OpenOffice.org_project/320m12$Build-9483</meta:generator>
    <meta:document-statistic meta:table-count="3" meta:cell-count="295" meta:object-count="0"/>
  </office:meta>
</office:document-meta>
</file>